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2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xcel2LaTeX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angeAddres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CellWidth</text:p>
          </table:table-cell>
          <table:table-cell office:value-type="string" table:style-name="ce1">
            <text:p>Indent</text:p>
          </table:table-cell>
          <table:table-cell office:value-type="string" table:style-name="ce1">
            <text:p>FileName</text:p>
          </table:table-cell>
          <table:table-cell table:number-columns-repeated="16379"/>
        </table:table-row>
        <table:table-row table:style-name="ro1">
          <table:table-cell office:value-type="float" office:value="99" table:formula="msoxl:=COUNT(Länge!$B$7:$C$56)" table:style-name="ce1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belle1.tex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  <table:table table:name="Länge" table:style-name="ta2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6381" table:default-cell-style-name="ce1"/>
        <table:table-row table:style-name="ro1">
          <table:table-cell office:value-type="string" table:style-name="ce1">
            <text:p>Länge in px</text:p>
          </table:table-cell>
          <table:table-cell office:value-type="string" table:style-name="ce1">
            <text:p>#Linie</text:p>
          </table:table-cell>
          <table:table-cell office:value-type="string" table:style-name="ce2">
            <text:p>Länge in A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.484375" table:formula="msoxl:=A2*10/256" table:style-name="ce3">
            <text:p>1,4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.1328125" table:formula="msoxl:=A3*10/256" table:style-name="ce3">
            <text:p>1,1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0.9765625" table:formula="msoxl:=A4*10/256" table:style-name="ce3">
            <text:p>0,9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1.5234375" table:formula="msoxl:=A5*10/256" table:style-name="ce3">
            <text:p>1,5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1.4453125" table:formula="msoxl:=A6*10/256" table:style-name="ce3">
            <text:p>1,4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1.3671875" table:formula="msoxl:=A7*10/256" table:style-name="ce3">
            <text:p>1,3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0.859375" table:formula="msoxl:=A8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1.40625" table:formula="msoxl:=A9*10/256" table:style-name="ce3">
            <text:p>1,4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0.9375" table:formula="msoxl:=A10*10/256" table:style-name="ce3">
            <text:p>0,9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.5625" table:formula="msoxl:=A11*10/256" table:style-name="ce3">
            <text:p>1,5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0.9375" table:formula="msoxl:=A12*10/256" table:style-name="ce3">
            <text:p>0,9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1.25" table:formula="msoxl:=A13*10/256" table:style-name="ce3">
            <text:p>1,2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0.859375" table:formula="msoxl:=A14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1.328125" table:formula="msoxl:=A15*10/256" table:style-name="ce3">
            <text:p>1,3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1.3671875" table:formula="msoxl:=A16*10/256" table:style-name="ce3">
            <text:p>1,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1.484375" table:formula="msoxl:=A17*10/256" table:style-name="ce3">
            <text:p>1,48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1.40625" table:formula="msoxl:=A18*10/256" table:style-name="ce3">
            <text:p>1,4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0.9375" table:formula="msoxl:=A19*10/256" table:style-name="ce3">
            <text:p>0,94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1.328125" table:formula="msoxl:=A20*10/256" table:style-name="ce3">
            <text:p>1,3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0.78125" table:formula="msoxl:=A21*10/256" table:style-name="ce3">
            <text:p>0,7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1.5234375" table:formula="msoxl:=A22*10/256" table:style-name="ce3">
            <text:p>1,5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1.328125" table:formula="msoxl:=A23*10/256" table:style-name="ce3">
            <text:p>1,3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1.25" table:formula="msoxl:=A24*10/256" table:style-name="ce3">
            <text:p>1,2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0.859375" table:formula="msoxl:=A25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.171875" table:formula="msoxl:=A26*10/256" table:style-name="ce3">
            <text:p>1,17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float" office:value="1.5234375" table:formula="msoxl:=A27*10/256" table:style-name="ce3">
            <text:p>1,5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1.5625" table:formula="msoxl:=A28*10/256" table:style-name="ce3">
            <text:p>1,5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1.40625" table:formula="msoxl:=A29*10/256" table:style-name="ce3">
            <text:p>1,4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1.25" table:formula="msoxl:=A30*10/256" table:style-name="ce3">
            <text:p>1,2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0.7421875" table:formula="msoxl:=A31*10/256" table:style-name="ce3">
            <text:p>0,74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1.3671875" table:formula="msoxl:=A32*10/256" table:style-name="ce3">
            <text:p>1,37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.25" table:formula="msoxl:=A33*10/256" table:style-name="ce3">
            <text:p>1,2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0.9765625" table:formula="msoxl:=A34*10/256" table:style-name="ce3">
            <text:p>0,9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1.328125" table:formula="msoxl:=A35*10/256" table:style-name="ce3">
            <text:p>1,3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1.328125" table:formula="msoxl:=A36*10/256" table:style-name="ce3">
            <text:p>1,3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6" table:style-name="ce1">
            <text:p>36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0.859375" table:formula="msoxl:=A38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1.25" table:formula="msoxl:=A39*10/256" table:style-name="ce3">
            <text:p>1,2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0.859375" table:formula="msoxl:=A40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office:value-type="float" office:value="1.4453125" table:formula="msoxl:=A41*10/256" table:style-name="ce3">
            <text:p>1,4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1.40625" table:formula="msoxl:=A42*10/256" table:style-name="ce3">
            <text:p>1,4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0.9375" table:formula="msoxl:=A43*10/256" table:style-name="ce3">
            <text:p>0,9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1.2109375" table:formula="msoxl:=A44*10/256" table:style-name="ce3">
            <text:p>1,2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1.4453125" table:formula="msoxl:=A45*10/256" table:style-name="ce3">
            <text:p>1,4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0.9375" table:formula="msoxl:=A46*10/256" table:style-name="ce3">
            <text:p>0,94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1.2890625" table:formula="msoxl:=A47*10/256" table:style-name="ce3">
            <text:p>1,2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0.8203125" table:formula="msoxl:=A48*10/256" table:style-name="ce3">
            <text:p>0,8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1.4453125" table:formula="msoxl:=A49*10/256" table:style-name="ce3">
            <text:p>1,45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1.171875" table:formula="msoxl:=A50*10/256" table:style-name="ce3">
            <text:p>1,1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0.78125" table:formula="msoxl:=A51*10/256" table:style-name="ce3">
            <text:p>0,7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1" table:style-name="ce1">
            <text:p>51</text:p>
          </table:table-cell>
          <table:table-cell office:value-type="float" office:value="1.1328125" table:formula="msoxl:=A52*10/256" table:style-name="ce3">
            <text:p>1,1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.6796875" table:formula="msoxl:=A53*10/256" table:style-name="ce3">
            <text:p>1,6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0.859375" table:formula="msoxl:=A54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4" table:style-name="ce1">
            <text:p>54</text:p>
          </table:table-cell>
          <table:table-cell office:value-type="float" office:value="1.09375" table:formula="msoxl:=A55*10/256" table:style-name="ce3">
            <text:p>1,09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office:value-type="float" office:value="1.6015625" table:formula="msoxl:=A56*10/256" table:style-name="ce3">
            <text:p>1,60</text:p>
          </table:table-cell>
          <table:table-cell table:number-columns-repeated="16381"/>
        </table:table-row>
        <table:table-row table:number-rows-repeated="1048520" table:style-name="ro1">
          <table:table-cell table:number-columns-repeated="16384"/>
        </table:table-row>
      </table:table>
      <table:table table:name="Winkel" table:style-name="ta3">
        <table:table-column table:style-name="co1" table:number-columns-repeated="16384" table:default-cell-style-name="ce1"/>
        <table:table-row table:style-name="ro1">
          <table:table-cell office:value-type="string" table:style-name="ce1">
            <text:p>#Winkel</text:p>
          </table:table-cell>
          <table:table-cell office:value-type="string" table:style-name="ce1">
            <text:p>Grad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7" table:style-name="ce1">
            <text:p>13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0" table:style-name="ce1">
            <text:p>140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37" table:style-name="ce1">
            <text:p>137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41" table:style-name="ce1">
            <text:p>141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</table:table>
      <table:table table:name="Tabelle3" table:style-name="ta3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Christian</dc:creator>
    <meta:creation-date>2014-10-25T11:08:09Z</meta:creation-date>
    <dc:date>2014-10-25T16:53:06Z</dc:date>
    <meta:editing-duration>PT0S</meta:editing-duration>
  </office:meta>
</office:document-meta>
</file>